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d0d0d0" draw:textarea-horizontal-align="justify" draw:textarea-vertical-align="middle" draw:auto-grow-height="false" fo:min-height="7.878cm" fo:min-width="16.772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6.26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3.978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3.31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3.053cm" fo:min-width="5.343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529cm" fo:min-width="1.78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29cm" fo:min-width="8.137cm"/>
    </style:style>
    <style:style style:name="gr8" style:family="graphic" style:parent-style-name="standard">
      <style:graphic-properties draw:stroke="none" draw:fill-color="#007ffe" draw:opacity="49%" draw:textarea-horizontal-align="justify" draw:textarea-vertical-align="middle" draw:auto-grow-height="false" fo:min-height="0.767cm" fo:min-width="2.04cm"/>
      <style:paragraph-properties style:writing-mode="lr-tb"/>
    </style:style>
    <style:style style:name="gr9" style:family="graphic" style:parent-style-name="standard">
      <style:graphic-properties draw:stroke="none" draw:fill-color="#007ffe" draw:opacity="49%" draw:textarea-horizontal-align="justify" draw:textarea-vertical-align="middle" draw:auto-grow-height="false" fo:min-height="0.767cm" fo:min-width="3.818cm"/>
      <style:paragraph-properties style:writing-mode="lr-tb"/>
    </style:style>
    <style:style style:name="gr10" style:family="graphic" style:parent-style-name="objectwithoutfill">
      <style:graphic-properties svg:stroke-color="#007ffe" draw:marker-end="Arrow" draw:marker-end-width="0.3cm" draw:fill="solid" draw:textarea-vertical-align="middle"/>
    </style:style>
    <style:style style:name="gr11" style:family="graphic" style:parent-style-name="objectwithoutfill">
      <style:graphic-properties svg:stroke-color="#007ffe" draw:fill="solid" draw:textarea-vertical-align="middle"/>
    </style:style>
    <style:style style:name="gr12" style:family="graphic" style:parent-style-name="standard">
      <style:graphic-properties draw:stroke="none" svg:stroke-color="#000000" draw:fill="solid" draw:fill-color="#89c4ff" draw:opacity="100%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0.29cm" fo:min-width="0.04cm"/>
    </style:style>
    <style:style style:name="gr14" style:family="graphic" style:parent-style-name="standard">
      <style:graphic-properties draw:stroke="dash" draw:stroke-dash="Dashed_20__28_var_29_" svg:stroke-width="0.081cm" svg:stroke-color="#fe7f00" draw:marker-start-width="0.321cm" draw:marker-end-width="0.321cm" draw:fill="none" draw:fill-color="#c40062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fe7f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solid" draw:fill-color="#fe7f00" draw:auto-grow-height="true" draw:auto-grow-width="false" fo:max-height="0cm" fo:min-height="1.218cm"/>
      <style:paragraph-properties style:writing-mode="lr-tb"/>
    </style:style>
    <style:style style:name="gr17" style:family="graphic" style:parent-style-name="objectwithoutfill">
      <style:graphic-properties svg:stroke-width="0.081cm" svg:stroke-color="#00b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solid" draw:fill-color="#00b000" draw:auto-grow-height="true" draw:auto-grow-width="false" fo:max-height="0cm" fo:min-height="1.218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d0d0d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007ffe" draw:opacity="49%"/>
      <style:paragraph-properties fo:text-align="center" style:writing-mode="lr-tb"/>
      <style:text-properties fo:font-size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89c4ff" draw:opacity="100%"/>
      <style:paragraph-properties fo:text-align="center" style:writing-mode="lr-tb"/>
      <style:text-properties fo:font-size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c40062"/>
      <style:paragraph-properties fo:text-align="center"/>
    </style:style>
    <style:style style:name="P10" style:family="paragraph">
      <loext:graphic-properties draw:fill="solid" draw:fill-color="#fe7f00"/>
      <style:paragraph-properties fo:text-align="center" style:writing-mode="lr-tb"/>
      <style:text-properties fo:font-size="18pt"/>
    </style:style>
    <style:style style:name="P11" style:family="paragraph">
      <loext:graphic-properties draw:fill="solid" draw:fill-color="#00b000"/>
      <style:paragraph-properties fo:text-align="center"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272cm" svg:height="8.128cm" svg:x="7.028cm" svg:y="1.9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765cm" svg:height="1.524cm" svg:x="7.282cm" svg:y="2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478cm" svg:height="1.524cm" svg:x="7.283cm" svg:y="5.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1cm" svg:height="2.794cm" svg:x="11.601cm" svg:y="3.4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843cm" svg:height="3.303cm" svg:x="18.204cm" svg:y="3.73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86cm" svg:height="1.779cm" svg:x="13.125cm" svg:y="6.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637cm" svg:height="1.779cm" svg:x="13.124cm" svg:y="7.9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4cm" svg:height="1.017cm" svg:x="7.537cm" svg:y="2.462cm">
          <text:p text:style-name="P3"><text:span text:style-name="T1">Origin 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54cm" svg:height="1.017cm" svg:x="7.537cm" svg:y="5.764cm">
          <text:p text:style-name="P3"><text:span text:style-name="T1">Origin 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18cm" svg:height="1.017cm" svg:x="19.476cm" svg:y="4.04cm">
          <text:p text:style-name="P3"><text:span text:style-name="T1">Destination 1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18cm" svg:height="1.017cm" svg:x="17.19cm" svg:y="8.458cm">
          <text:p text:style-name="P3"><text:span text:style-name="T1">Destination 2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9.983cm" svg:y1="10.845cm" svg:x2="19.983cm" svg:y2="9.475cm">
          <text:p/>
        </draw:line>
        <draw:line draw:style-name="gr10" draw:text-style-name="P5" draw:layer="layout" svg:x1="22.777cm" svg:y1="10.844cm" svg:x2="22.777cm" svg:y2="5.056cm">
          <text:p/>
        </draw:line>
        <draw:line draw:style-name="gr11" draw:text-style-name="P5" draw:layer="layout" svg:x1="22.777cm" svg:y1="10.844cm" svg:x2="6.013cm" svg:y2="10.844cm">
          <text:p/>
        </draw:line>
        <draw:line draw:style-name="gr11" draw:text-style-name="P5" draw:layer="layout" svg:x1="6.013cm" svg:y1="2.97cm" svg:x2="6.013cm" svg:y2="10.844cm">
          <text:p/>
        </draw:line>
        <draw:frame draw:style-name="gr12" draw:text-style-name="P7" draw:layer="layout" svg:width="5.696cm" svg:height="1.673cm" svg:x="0.824cm" svg:y="7.309cm">
          <draw:text-box>
            <text:p text:style-name="P6"><text:span text:style-name="T1">Destination choice </text:span></text:p>
            <text:p text:style-name="P6"><text:span text:style-name="T2">(strategic level)</text:span></text:p>
          </draw:text-box>
        </draw:frame>
        <draw:line draw:style-name="gr11" draw:text-style-name="P5" draw:layer="layout" svg:x1="6.013cm" svg:y1="2.97cm" svg:x2="7.537cm" svg:y2="2.97cm">
          <text:p/>
        </draw:line>
        <draw:line draw:style-name="gr11" draw:text-style-name="P5" draw:layer="layout" svg:x1="6.013cm" svg:y1="6.27cm" svg:x2="7.537cm" svg:y2="6.27cm">
          <text:p/>
        </draw:line>
        <draw:custom-shape draw:style-name="gr13" draw:text-style-name="P8" draw:layer="layout" svg:width="0.762cm" svg:height="0.762cm" svg:x="13.633cm" svg:y="5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762cm" svg:height="0.762cm" svg:x="14.395cm" svg:y="8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9" draw:layer="layout" svg:width="3.531cm" svg:height="4.074cm" svg:x="11.668cm" svg:y="2.705cm" svg:viewBox="0 0 3532 4075" svg:d="M438 75c225-97 459-51 694-74 277-26 505 335 802 171 239-133 522-65 781-121 355-77 385 363 368 607-18 241-1 486 0 729 1 294-24 545 152 874 144 270 357 395 282 754-56 263 24 568-130 802-164 248-454 237-694 243-246 6-500 49-737-48-323-133-638-357-803-681-137-268-357-503-282-826 92-398-292-523-499-681-245-187-398-474-368-802 23-258 11-538 152-753l216-97z">
          <text:p/>
        </draw:path>
        <draw:line draw:style-name="gr15" draw:text-style-name="P5" draw:layer="layout" svg:x1="14.749cm" svg:y1="3.224cm" svg:x2="16.273cm" svg:y2="2.97cm">
          <text:p/>
        </draw:line>
        <draw:line draw:style-name="gr15" draw:text-style-name="P5" draw:layer="layout" svg:x1="15.103cm" svg:y1="6.019cm" svg:x2="16.681cm" svg:y2="6.273cm">
          <text:p/>
        </draw:line>
        <draw:frame draw:style-name="gr16" draw:text-style-name="P10" draw:layer="layout" svg:width="4.908cm" svg:height="1.468cm" svg:x="14.142cm" svg:y="0.31cm">
          <draw:text-box>
            <text:p text:style-name="P6"><text:span text:style-name="T1">Link distribution</text:span></text:p>
            <text:p text:style-name="P6"><text:span text:style-name="T3">(tactical level) </text:span></text:p>
          </draw:text-box>
        </draw:frame>
        <draw:line draw:style-name="gr17" draw:text-style-name="P5" draw:layer="layout" svg:x1="12.871cm" svg:y1="3.224cm" svg:x2="14.141cm" svg:y2="3.224cm">
          <text:p/>
        </draw:line>
        <draw:line draw:style-name="gr17" draw:text-style-name="P5" draw:layer="layout" svg:x1="12.671cm" svg:y1="3.478cm" svg:x2="13.941cm" svg:y2="3.986cm">
          <text:p/>
        </draw:line>
        <draw:custom-shape draw:style-name="gr13" draw:text-style-name="P8" draw:layer="layout" svg:width="0.762cm" svg:height="0.762cm" svg:x="12.617cm" svg:y="4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4.318cm" svg:height="1.468cm" svg:x="9.569cm" svg:y="0.31cm">
          <draw:text-box>
            <text:p text:style-name="P6"><text:span text:style-name="T1">Route choice</text:span></text:p>
            <text:p text:style-name="P6"><text:span text:style-name="T3">(tactical level) </text:span></text:p>
          </draw:text-box>
        </draw:frame>
        <draw:custom-shape draw:style-name="gr13" draw:text-style-name="P8" draw:layer="layout" svg:width="0.762cm" svg:height="0.762cm" svg:x="12.363cm" svg:y="2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762cm" svg:height="0.762cm" svg:x="15.665cm" svg:y="8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1.1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959cm" svg:x="1cm" svg:y="4.293cm"/>
      <draw:page-thumbnail draw:layer="backgroundobjects" svg:width="8.999cm" svg:height="3.959cm" svg:x="1cm" svg:y="12.869cm"/>
      <draw:page-thumbnail draw:layer="backgroundobjects" svg:width="8.999cm" svg:height="3.959cm" svg:x="1cm" svg:y="21.445cm"/>
      <draw:page-thumbnail draw:layer="backgroundobjects" svg:width="8.999cm" svg:height="3.959cm" svg:x="11cm" svg:y="4.293cm"/>
      <draw:page-thumbnail draw:layer="backgroundobjects" svg:width="8.999cm" svg:height="3.959cm" svg:x="11cm" svg:y="12.869cm"/>
      <draw:page-thumbnail draw:layer="backgroundobjects" svg:width="8.999cm" svg:height="3.959cm" svg:x="11cm" svg:y="21.44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7T13:45:35.171573205</meta:creation-date>
    <dc:date>2024-01-18T17:50:42.245302507</dc:date>
    <meta:editing-duration>PT15M48S</meta:editing-duration>
    <meta:editing-cycles>5</meta:editing-cycles>
    <meta:generator>LibreOffice/6.4.7.2$Linux_X86_64 LibreOffice_project/40$Build-2</meta:generator>
    <meta:document-statistic meta:object-count="53"/>
  </office:meta>
</office:document-meta>
</file>